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944" officeooo:paragraph-rsid="001c6944"/>
    </style:style>
    <style:style style:name="P2" style:family="paragraph" style:parent-style-name="Standard">
      <style:text-properties fo:font-size="15pt" fo:font-weight="bold" officeooo:rsid="001c6944" officeooo:paragraph-rsid="001c6944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Aspect-based-sentiment-analysis</text:p>
      <text:p text:style-name="P1">Deep learning based Sentiment analysis for different aspects</text:p>
      <text:p text:style-name="P1"/>
      <text:p text:style-name="P2">-----------------------Running train.py------------------------------------</text:p>
      <text:p text:style-name="P1"/>
      <text:p text:style-name="P1"/>
      <text:p text:style-name="P1">optional arguments:</text:p>
      <text:p text:style-name="P1"/>
      <text:p text:style-name="P1"><text:s text:c="2"/>-h, <text:s text:c="11"/>--help <text:s text:c="11"/>show this help message and exit</text:p>
      <text:p text:style-name="P1"><text:s text:c="2"/></text:p>
      <text:p text:style-name="P1"><text:s text:c="2"/>-b <text:s/>, <text:s text:c="8"/>--batch_size </text:p>
      <text:p text:style-name="P1"><text:s text:c="34"/>batch_size</text:p>
      <text:p text:style-name="P1"><text:s text:c="24"/></text:p>
      <text:p text:style-name="P1"><text:s text:c="2"/>-d , <text:s text:c="8"/>--dim <text:s text:c="5"/></text:p>
      <text:p text:style-name="P1"><text:s text:c="21"/>embedding dimension</text:p>
      <text:p text:style-name="P1"><text:s text:c="2"/></text:p>
      <text:p text:style-name="P1"><text:s text:c="2"/>-kf , <text:s text:c="7"/>--kfold <text:s text:c="5"/></text:p>
      <text:p text:style-name="P1"><text:s text:c="24"/>number of fold</text:p>
      <text:p text:style-name="P1"><text:s text:c="24"/></text:p>
      <text:p text:style-name="P1"><text:s text:c="2"/>-i, <text:s text:c="9"/>--epoch </text:p>
      <text:p text:style-name="P1"><text:s text:c="24"/>number of epochs</text:p>
      <text:p text:style-name="P1"><text:s text:c="24"/></text:p>
      <text:p text:style-name="P1"/>
      <text:p text:style-name="P1">required named arguments:</text:p>
      <text:p text:style-name="P1"/>
      <text:p text:style-name="P1"><text:s text:c="2"/>-iskf, <text:s text:c="13"/>--iskfold </text:p>
      <text:p text:style-name="P1"><text:s text:c="29"/>allow to train as kfold CV --give [True, False]</text:p>
      <text:p text:style-name="P1"><text:s text:c="24"/></text:p>
      <text:p text:style-name="P1"><text:s text:c="2"/>-train_path, <text:s text:c="5"/>--train_path </text:p>
      <text:p text:style-name="P1"><text:s text:c="30"/>path to train data</text:p>
      <text:p text:style-name="P1"><text:s text:c="24"/></text:p>
      <text:p text:style-name="P1"><text:s text:c="2"/>-model_path , <text:s text:c="5"/>--model_path </text:p>
      <text:p text:style-name="P1"><text:s text:c="29"/>path to save the model</text:p>
      <text:p text:style-name="P1"><text:s text:c="24"/></text:p>
      <text:p text:style-name="P1"/>
      <text:p text:style-name="P1"/>
      <text:p text:style-name="P2">-----------------------Running test.py---------------------------------------------</text:p>
      <text:p text:style-name="P1"/>
      <text:p text:style-name="P1">test.py -test_path [TEST_PATH] -model_path [MODEL_PATH]</text:p>
      <text:p text:style-name="P1"/>
      <text:p text:style-name="P1">required named arguments:</text:p>
      <text:p text:style-name="P1"/>
      <text:p text:style-name="P1"><text:s text:c="2"/>-test_path, <text:s text:c="7"/>--test_path</text:p>
      <text:p text:style-name="P1"><text:s text:c="27"/>path to train data</text:p>
      <text:p text:style-name="P1"><text:s text:c="2"/></text:p>
      <text:p text:style-name="P1"><text:s text:c="2"/>-model_path , <text:s text:c="4"/>--model_path <text:s text:c="2"/></text:p>
      <text:p text:style-name="P1"><text:s text:c="29"/>path to save the model</text:p>
      <text:p text:style-name="P1"><text:s text:c="2"/></text:p>
      <text:p text:style-name="P1">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21:35.823218967</meta:creation-date>
    <dc:date>2020-04-21T18:25:49.004098579</dc:date>
    <meta:editing-duration>PT4M1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07" meta:character-count="1300" meta:non-whitespace-character-count="703"/>
  </office:meta>
</office:document-meta>
</file>